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3.81cm" svg:height="1.27cm" svg:x="11.795cm" svg:y="1cm">
          <text:p text:style-name="P1">Brobivil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" draw:layer="layout" svg:width="3.81cm" svg:height="1.27cm" svg:x="10.525cm" svg:y="7.35cm">
          <text:p text:style-name="P1">Brob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2" draw:layer="layout" svg:width="3.81cm" svg:height="1.27cm" svg:x="8.62cm" svg:y="13.065cm">
          <text:p text:style-name="P1">Ac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3" draw:layer="layout" svg:width="3.175cm" svg:height="1.27cm" svg:x="8.62cm" svg:y="14.97cm">
          <text:p text:style-name="P1">Mov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" svg:x1="12.43cm" svg:y1="8.62cm" svg:x2="10.525cm" svg:y2="13.065cm" draw:start-shape="id1" draw:start-glue-point="6" draw:end-shape="id2" draw:end-glue-point="4" svg:d="m12430 8620-1905 4445">
          <text:p/>
        </draw:connector>
        <draw:connector draw:style-name="gr2" draw:text-style-name="P1" draw:layer="layout" draw:type="line" svg:x1="10.525cm" svg:y1="14.335cm" svg:x2="10.208cm" svg:y2="14.97cm" draw:start-shape="id2" draw:start-glue-point="6" draw:end-shape="id3" draw:end-glue-point="4" svg:d="m10525 14335-317 635">
          <text:p/>
        </draw:connector>
        <draw:custom-shape draw:style-name="gr1" draw:text-style-name="P1" draw:id="id5" draw:layer="layout" svg:width="3.81cm" svg:height="1.27cm" svg:x="4.175cm" svg:y="4.175cm">
          <text:p text:style-name="P1">Concep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6" draw:layer="layout" svg:width="3.81cm" svg:height="1.27cm" svg:x="19.415cm" svg:y="4.81cm">
          <text:p text:style-name="P1">Thing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" svg:x1="13.7cm" svg:y1="2.27cm" svg:x2="7.985cm" svg:y2="4.81cm" draw:start-shape="id4" draw:start-glue-point="6" draw:end-shape="id5" svg:d="m13700 2270-5715 2540">
          <text:p/>
        </draw:connector>
        <draw:connector draw:style-name="gr2" draw:text-style-name="P1" draw:layer="layout" draw:type="line" svg:x1="13.7cm" svg:y1="2.27cm" svg:x2="21.32cm" svg:y2="4.81cm" draw:start-shape="id4" draw:start-glue-point="6" draw:end-shape="id6" draw:end-glue-point="4" svg:d="m13700 2270 7620 2540">
          <text:p/>
        </draw:connector>
        <draw:custom-shape draw:style-name="gr1" draw:text-style-name="P1" draw:id="id7" draw:layer="layout" svg:width="4.445cm" svg:height="1.27cm" svg:x="1cm" svg:y="7.35cm">
          <text:p text:style-name="P1">Measuremen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8" draw:layer="layout" svg:width="3.81cm" svg:height="1.27cm" svg:x="6.08cm" svg:y="7.35cm">
          <text:p text:style-name="P1">Dir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9" draw:layer="layout" svg:width="3.81cm" svg:height="1.27cm" svg:x="1cm" svg:y="9.89cm">
          <text:p text:style-name="P1">Ti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0" draw:layer="layout" svg:width="3.81cm" svg:height="1.27cm" svg:x="5.445cm" svg:y="9.89cm">
          <text:p text:style-name="P1">Dista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" svg:x1="6.08cm" svg:y1="5.445cm" svg:x2="3.223cm" svg:y2="7.35cm" draw:start-shape="id5" draw:start-glue-point="6" draw:end-shape="id7" draw:end-glue-point="4" svg:d="m6080 5445-2857 1905">
          <text:p/>
        </draw:connector>
        <draw:connector draw:style-name="gr2" draw:text-style-name="P1" draw:layer="layout" draw:type="line" svg:x1="6.08cm" svg:y1="5.445cm" svg:x2="7.985cm" svg:y2="7.35cm" draw:start-shape="id5" draw:start-glue-point="6" draw:end-shape="id8" draw:end-glue-point="4" svg:d="m6080 5445 1905 1905">
          <text:p/>
        </draw:connector>
        <draw:connector draw:style-name="gr2" draw:text-style-name="P1" draw:layer="layout" draw:type="line" svg:x1="3.223cm" svg:y1="8.62cm" svg:x2="2.905cm" svg:y2="9.89cm" draw:start-shape="id7" draw:start-glue-point="6" draw:end-shape="id9" draw:end-glue-point="4" svg:d="m3223 8620-318 1270">
          <text:p/>
        </draw:connector>
        <draw:connector draw:style-name="gr2" draw:text-style-name="P1" draw:layer="layout" draw:type="line" svg:x1="3.223cm" svg:y1="8.62cm" svg:x2="7.35cm" svg:y2="9.89cm" draw:start-shape="id7" draw:start-glue-point="6" draw:end-shape="id10" draw:end-glue-point="4" svg:d="m3223 8620 4127 1270">
          <text:p/>
        </draw:connector>
        <draw:custom-shape draw:style-name="gr1" draw:text-style-name="P1" draw:id="id11" draw:layer="layout" svg:width="3.81cm" svg:height="1.27cm" svg:x="14.335cm" svg:y="9.255cm">
          <text:p text:style-name="P1">Ro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2" draw:layer="layout" svg:width="3.81cm" svg:height="1.27cm" svg:x="18.78cm" svg:y="9.255cm">
          <text:p text:style-name="P1">Sig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3" draw:layer="layout" svg:width="3.81cm" svg:height="1.27cm" svg:x="23.13cm" svg:y="9.255cm">
          <text:p text:style-name="P1">Build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" svg:x1="21.32cm" svg:y1="6.08cm" svg:x2="12.43cm" svg:y2="7.35cm" draw:start-shape="id6" draw:start-glue-point="6" draw:end-shape="id1" draw:end-glue-point="4" svg:d="m21320 6080-8890 1270">
          <text:p/>
        </draw:connector>
        <draw:connector draw:style-name="gr2" draw:text-style-name="P1" draw:layer="layout" draw:type="line" svg:x1="21.32cm" svg:y1="6.08cm" svg:x2="16.24cm" svg:y2="9.255cm" draw:start-shape="id6" draw:start-glue-point="6" draw:end-shape="id11" draw:end-glue-point="4" svg:d="m21320 6080-5080 3175">
          <text:p/>
        </draw:connector>
        <draw:connector draw:style-name="gr2" draw:text-style-name="P1" draw:layer="layout" draw:type="line" svg:x1="21.32cm" svg:y1="6.08cm" svg:x2="20.685cm" svg:y2="9.255cm" draw:start-shape="id6" draw:start-glue-point="6" draw:end-shape="id12" draw:end-glue-point="4" svg:d="m21320 6080-635 3175">
          <text:p/>
        </draw:connector>
        <draw:connector draw:style-name="gr2" draw:text-style-name="P1" draw:layer="layout" draw:type="line" svg:x1="21.32cm" svg:y1="6.08cm" svg:x2="25.035cm" svg:y2="9.255cm" draw:start-shape="id6" draw:start-glue-point="6" draw:end-shape="id13" draw:end-glue-point="4" svg:d="m21320 6080 3715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2T10:58:56</meta:creation-date>
    <meta:editing-duration>PT10H06M02S</meta:editing-duration>
    <meta:editing-cycles>4</meta:editing-cycles>
    <meta:generator>OpenOffice.org/3.2$Unix OpenOffice.org_project/320m19$Build-9505</meta:generator>
    <meta:initial-creator>Jeffrey Minton</meta:initial-creator>
    <dc:date>2010-11-03T07:18:00</dc:date>
    <dc:creator>Jeffrey Minton</dc:creator>
    <meta:document-statistic meta:object-count="25"/>
  </office:meta>
</office:document-meta>
</file>